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text/xml" manifest:full-path="meta.xml"/>
  <manifest:file-entry manifest:media-type="application/rdf+xml" manifest:full-path="manifest.rdf"/>
  <manifest:file-entry manifest:media-type="text/xml" manifest:full-path="settings.xml"/>
  <manifest:file-entry manifest:media-type="image/png" manifest:full-path="Thumbnails/thumbnail.png"/>
  <manifest:file-entry manifest:media-type="text/xml" manifest:full-path="Object 1/settings.xml"/>
  <manifest:file-entry manifest:media-type="text/xml" manifest:full-path="Object 1/content.xml"/>
  <manifest:file-entry manifest:media-type="application/vnd.oasis.opendocument.formula" manifest:version="1.2" manifest:full-path="Object 1/"/>
  <manifest:file-entry manifest:media-type="text/xml" manifest:full-path="Object 2/settings.xml"/>
  <manifest:file-entry manifest:media-type="text/xml" manifest:full-path="Object 2/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application/vnd.oasis.opendocument.formula" manifest:version="1.2" manifest:full-path="Object 2/"/>
  <manifest:file-entry manifest:media-type="text/xml" manifest:full-path="styles.xml"/>
  <manifest:file-entry manifest:media-type="" manifest:full-path="Pictures/2000000900004F120000293E0AEE4AA4.svm"/>
  <manifest:file-entry manifest:media-type="" manifest:full-path="Pictures/20000009000035DA000025A0185FB6B6.svm"/>
  <manifest:file-entry manifest:media-type="" manifest:full-path="Pictures/20000009000051DC00002AE5967AD317.svm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Arial" svg:font-family="Arial" style:font-family-generic="swiss" style:font-pitch="variable"/>
    <style:font-face style:name="DejaVu Sans3" svg:font-family="'DejaVu Sans'" style:font-family-generic="swiss" style:font-pitch="variable"/>
    <style:font-face style:name="DejaVu Sans1" svg:font-family="'DejaVu Sans'" style:font-adornments="Bold" style:font-family-generic="swiss" style:font-pitch="variable"/>
    <style:font-face style:name="DejaVu Sans2" svg:font-family="'DejaVu Sans'" style:font-adornments="Bold Oblique" style:font-family-generic="swiss" style:font-pitch="variable"/>
    <style:font-face style:name="DejaVu Sans" svg:font-family="'DejaVu Sans'" style:font-adornments="Book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cm" table:align="margins" style:writing-mode="lr-tb"/>
    </style:style>
    <style:style style:name="Table1.A" style:family="table-column">
      <style:table-column-properties style:column-width="2.429cm" style:rel-column-width="9361*"/>
    </style:style>
    <style:style style:name="Table1.B" style:family="table-column">
      <style:table-column-properties style:column-width="2.429cm" style:rel-column-width="9362*"/>
    </style:style>
    <style:style style:name="Table1.G" style:family="table-column">
      <style:table-column-properties style:column-width="2.429cm" style:rel-column-width="9364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G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 style:writing-mode="lr-tb"/>
    </style:style>
    <style:style style:name="Table2.A" style:family="table-column">
      <style:table-column-properties style:column-width="5.667cm" style:rel-column-width="21845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C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style:font-name="DejaVu Sans3"/>
    </style:style>
    <style:style style:name="P2" style:family="paragraph" style:parent-style-name="Text_20_body">
      <style:text-properties style:font-name="DejaVu Sans3" fo:language="ru" fo:country="RU"/>
    </style:style>
    <style:style style:name="P3" style:family="paragraph" style:parent-style-name="Text_20_body">
      <style:paragraph-properties fo:text-align="justify" style:justify-single-word="false"/>
      <style:text-properties style:font-name="DejaVu Sans3" fo:language="ru" fo:country="RU"/>
    </style:style>
    <style:style style:name="P4" style:family="paragraph" style:parent-style-name="Text_20_body">
      <style:text-properties style:font-name="DejaVu Sans3" fo:language="ru" fo:country="RU" fo:font-style="normal" style:text-underline-style="none" fo:font-weight="normal" style:font-style-asian="normal" style:font-weight-asian="normal" style:font-style-complex="normal" style:font-weight-complex="normal"/>
    </style:style>
    <style:style style:name="P5" style:family="paragraph" style:parent-style-name="Text_20_body">
      <style:text-properties style:font-name="DejaVu Sans3" fo:language="ru" fo:country="RU"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P6" style:family="paragraph" style:parent-style-name="Text_20_body">
      <style:text-properties style:font-name="DejaVu Sans3" fo:language="ru" fo:country="RU" fo:font-weight="normal" style:font-weight-asian="normal" style:font-weight-complex="normal"/>
    </style:style>
    <style:style style:name="P7" style:family="paragraph" style:parent-style-name="Text_20_body">
      <style:paragraph-properties fo:text-align="center" style:justify-single-word="false"/>
      <style:text-properties style:font-name="DejaVu Sans3" fo:language="ru" fo:country="RU"/>
    </style:style>
    <style:style style:name="P8" style:family="paragraph" style:parent-style-name="Text_20_body">
      <style:text-properties style:font-name="DejaVu Sans3" fo:language="ru" fo:country="RU" style:text-underline-style="solid" style:text-underline-width="auto" style:text-underline-color="font-color" fo:font-weight="bold" style:font-weight-asian="bold" style:font-weight-complex="bold"/>
    </style:style>
    <style:style style:name="P9" style:family="paragraph" style:parent-style-name="Text_20_body">
      <style:text-properties style:font-name="DejaVu Sans3" fo:language="ru" fo:country="RU" style:text-underline-style="solid" style:text-underline-width="auto" style:text-underline-color="font-color" fo:font-weight="normal" style:font-weight-asian="normal" style:font-weight-complex="normal"/>
    </style:style>
    <style:style style:name="P10" style:family="paragraph" style:parent-style-name="Text_20_body">
      <style:text-properties style:font-name="DejaVu Sans3" fo:language="ru" fo:country="RU" style:text-underline-style="none" fo:font-weight="normal" style:font-weight-asian="normal" style:font-weight-complex="normal"/>
    </style:style>
    <style:style style:name="P11" style:family="paragraph" style:parent-style-name="Text_20_body">
      <style:paragraph-properties fo:text-align="center" style:justify-single-word="false"/>
      <style:text-properties style:font-name="DejaVu Sans3" fo:language="en" fo:country="US"/>
    </style:style>
    <style:style style:name="P12" style:family="paragraph" style:parent-style-name="Text_20_body">
      <style:text-properties style:font-name="DejaVu Sans3" fo:language="en" fo:country="US"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P13" style:family="paragraph" style:parent-style-name="Text_20_body">
      <style:paragraph-properties fo:text-align="center" style:justify-single-word="false"/>
      <style:text-properties style:font-name="DejaVu Sans3"/>
    </style:style>
    <style:style style:name="P14" style:family="paragraph" style:parent-style-name="Text_20_body">
      <style:text-properties style:font-name="DejaVu Sans3" fo:font-size="12pt" fo:language="ru" fo:country="RU" style:text-underline-style="none" fo:font-weight="normal" style:font-size-asian="10.5pt" style:font-weight-asian="normal" style:font-size-complex="12pt" style:font-weight-complex="normal"/>
    </style:style>
    <style:style style:name="P15" style:family="paragraph" style:parent-style-name="Text_20_body">
      <style:text-properties fo:font-size="12pt" fo:language="ru" fo:country="RU" fo:font-weight="normal" style:font-size-asian="10.5pt" style:font-weight-asian="normal" style:font-size-complex="12pt" style:font-weight-complex="normal"/>
    </style:style>
    <style:style style:name="P16" style:family="paragraph" style:parent-style-name="Text_20_body">
      <style:text-properties fo:font-size="12pt" fo:language="ru" fo:country="RU" style:text-underline-style="solid" style:text-underline-width="auto" style:text-underline-color="font-color" fo:font-weight="normal" style:font-size-asian="10.5pt" style:font-weight-asian="normal" style:font-size-complex="12pt" style:font-weight-complex="normal"/>
    </style:style>
    <style:style style:name="P17" style:family="paragraph" style:parent-style-name="Text_20_body">
      <style:text-properties fo:font-size="12pt" fo:language="en" fo:country="US" style:text-underline-style="solid" style:text-underline-width="auto" style:text-underline-color="font-color" fo:font-weight="normal" style:font-size-asian="10.5pt" style:font-weight-asian="normal" style:font-size-complex="12pt" style:font-weight-complex="normal"/>
    </style:style>
    <style:style style:name="P18" style:family="paragraph" style:parent-style-name="Text_20_body">
      <style:text-properties fo:language="ru" fo:country="RU"/>
    </style:style>
    <style:style style:name="P19" style:family="paragraph" style:parent-style-name="Text_20_body">
      <style:text-properties fo:language="ru" fo:country="RU" style:text-underline-style="none"/>
    </style:style>
    <style:style style:name="P20" style:family="paragraph" style:parent-style-name="Text_20_body">
      <style:text-properties fo:language="ru" fo:country="RU" fo:font-style="italic" style:text-underline-style="none" fo:font-weight="bold" style:font-style-asian="italic" style:font-weight-asian="bold" style:font-style-complex="italic" style:font-weight-complex="bold"/>
    </style:style>
    <style:style style:name="P21" style:family="paragraph" style:parent-style-name="Text_20_body">
      <style:text-properties fo:language="ru" fo:country="RU" fo:font-weight="bold" style:font-weight-asian="bold" style:font-weight-complex="bold"/>
    </style:style>
    <style:style style:name="P22" style:family="paragraph" style:parent-style-name="Text_20_body">
      <style:text-properties fo:language="ru" fo:country="RU" fo:font-weight="normal" style:font-weight-asian="normal" style:font-weight-complex="normal"/>
    </style:style>
    <style:style style:name="P23" style:family="paragraph" style:parent-style-name="Text_20_body">
      <style:text-properties fo:language="en" fo:country="US"/>
    </style:style>
    <style:style style:name="P24" style:family="paragraph" style:parent-style-name="Text_20_body">
      <style:text-properties fo:language="en" fo:country="US" style:text-underline-style="none"/>
    </style:style>
    <style:style style:name="P25" style:family="paragraph" style:parent-style-name="Text_20_body">
      <style:paragraph-properties fo:text-align="center" style:justify-single-word="false"/>
      <style:text-properties fo:language="en" fo:country="US"/>
    </style:style>
    <style:style style:name="P26" style:family="paragraph" style:parent-style-name="Text_20_body">
      <style:text-properties style:text-underline-style="none"/>
    </style:style>
    <style:style style:name="P27" style:family="paragraph" style:parent-style-name="Text_20_body">
      <style:text-properties fo:color="#ff0000" fo:font-size="16pt" fo:language="ru" fo:country="RU" style:text-underline-style="none" fo:background-color="#ffff00"/>
    </style:style>
    <style:style style:name="P28" style:family="paragraph" style:parent-style-name="Text_20_body">
      <style:text-properties fo:font-weight="bold" style:font-weight-asian="bold" style:font-weight-complex="bold"/>
    </style:style>
    <style:style style:name="P29" style:family="paragraph" style:parent-style-name="Heading_20_1">
      <style:text-properties style:text-underline-style="none"/>
    </style:style>
    <style:style style:name="P30" style:family="paragraph" style:parent-style-name="Heading_20_1">
      <style:text-properties fo:language="ru" fo:country="RU"/>
    </style:style>
    <style:style style:name="P31" style:family="paragraph" style:parent-style-name="Table_20_Contents">
      <style:text-properties fo:language="en" fo:country="US"/>
    </style:style>
    <style:style style:name="P32" style:family="paragraph" style:parent-style-name="Text_20_body" style:list-style-name="L1">
      <style:text-properties fo:language="ru" fo:country="RU"/>
    </style:style>
    <style:style style:name="P33" style:family="paragraph" style:parent-style-name="Heading_20_1" style:master-page-name="Standard">
      <style:paragraph-properties style:page-number="auto"/>
      <style:text-properties style:font-name="DejaVu Sans3" fo:language="ru" fo:country="RU"/>
    </style:style>
    <style:style style:name="P34" style:family="paragraph" style:parent-style-name="Heading_20_2">
      <style:text-properties style:font-name="DejaVu Sans3"/>
    </style:style>
    <style:style style:name="P35" style:family="paragraph" style:parent-style-name="Heading_20_2">
      <style:text-properties style:font-name="DejaVu Sans3" fo:font-size="13pt" fo:language="ru" fo:country="RU" style:text-underline-style="none" fo:font-weight="bold" style:font-weight-asian="bold" style:font-weight-complex="bold"/>
    </style:style>
    <style:style style:name="P36" style:family="paragraph" style:parent-style-name="Heading_20_2">
      <style:text-properties style:text-underline-style="none"/>
    </style:style>
    <style:style style:name="P37" style:family="paragraph" style:parent-style-name="Heading_20_2">
      <style:text-properties fo:language="ru" fo:country="RU"/>
    </style:style>
    <style:style style:name="P38" style:family="paragraph" style:parent-style-name="Heading_20_2">
      <style:text-properties fo:language="ru" fo:country="RU" style:text-underline-style="none"/>
    </style:style>
    <style:style style:name="P39" style:family="paragraph" style:parent-style-name="Heading_20_2">
      <style:text-properties fo:language="ru" fo:country="RU" fo:font-weight="bold" style:font-weight-asian="bold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fo:language="en" fo:country="US"/>
    </style:style>
    <style:style style:name="T4" style:family="text">
      <style:text-properties fo:language="en" fo:country="US" style:text-underline-style="none"/>
    </style:style>
    <style:style style:name="T5" style:family="text">
      <style:text-properties fo:language="ru" fo:country="RU"/>
    </style:style>
    <style:style style:name="T6" style:family="text">
      <style:text-properties fo:language="ru" fo:country="RU" style:text-underline-style="none"/>
    </style:style>
    <style:style style:name="T7" style:family="text">
      <style:text-properties fo:language="ru" fo:country="RU" style:text-underline-style="none" fo:font-weight="normal" style:font-weight-asian="normal" style:font-weight-complex="normal"/>
    </style:style>
    <style:style style:name="T8" style:family="text">
      <style:text-properties fo:language="ru" fo:country="RU" style:text-underline-style="none" fo:font-weight="bold" style:font-weight-asian="bold" style:font-weight-complex="bold"/>
    </style:style>
    <style:style style:name="T9" style:family="text">
      <style:text-properties fo:language="ru" fo:country="RU" fo:font-weight="normal" style:font-weight-asian="normal" style:font-weight-complex="normal"/>
    </style:style>
    <style:style style:name="T10" style:family="text">
      <style:text-properties fo:language="ru" fo:country="RU" fo:font-style="italic" style:text-underline-style="none" fo:font-weight="bold" style:font-style-asian="italic" style:font-weight-asian="bold" style:font-style-complex="italic" style:font-weight-complex="bold"/>
    </style:style>
    <style:style style:name="T11" style:family="text">
      <style:text-properties fo:language="ru" fo:country="RU" fo:font-weight="bold" style:font-weight-asian="bold" style:font-weight-complex="bold"/>
    </style:style>
    <style:style style:name="T12" style:family="text">
      <style:text-properties style:font-name="DejaVu Sans3"/>
    </style:style>
    <style:style style:name="T13" style:family="text">
      <style:text-properties style:font-name="DejaVu Sans3" style:text-underline-style="none"/>
    </style:style>
    <style:style style:name="T14" style:family="text">
      <style:text-properties style:font-name="DejaVu Sans3" fo:language="en" fo:country="US" style:text-underline-style="none"/>
    </style:style>
    <style:style style:name="T15" style:family="text">
      <style:text-properties style:font-name="DejaVu Sans3" style:text-underline-style="solid" style:text-underline-width="auto" style:text-underline-color="font-color"/>
    </style:style>
    <style:style style:name="T16" style:family="text">
      <style:text-properties style:text-underline-style="none"/>
    </style:style>
    <style:style style:name="T17" style:family="text">
      <style:text-properties style:text-underline-style="none" fo:font-weight="normal" style:font-weight-asian="normal" style:font-weight-complex="normal"/>
    </style:style>
    <style:style style:name="T18" style:family="text">
      <style:text-properties style:text-underline-style="none" fo:font-weight="bold" style:font-weight-asian="bold" style:font-weight-complex="bold"/>
    </style:style>
    <style:style style:name="T19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T20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3" text:outline-level="1">Многокритериальная оптимизация</text:h>
      <text:p text:style-name="P1">Полезность исхода оценивается через совокупность некую в реальности. Модель очевидна. <text:span text:style-name="T3">X – </text:span><text:span text:style-name="T5">множество альтернатив, </text:span><text:span text:style-name="T3">Y —</text:span><text:span text:style-name="T5"> исходов, </text:span><text:span text:style-name="T3">f_k <text:s/></text:span><text:span text:style-name="T5">критерий, 1..</text:span><text:span text:style-name="T3">m</text:span><text:span text:style-name="T5">. <text:s/></text:span><text:span text:style-name="T3">Y-&gt;R. Fi</text:span><text:span text:style-name="T5">: </text:span><text:span text:style-name="T3">X-&gt;Y </text:span><text:span text:style-name="T5">детерминированная, т.е.</text:span><text:span text:style-name="T3"> </text:span><text:span text:style-name="T5">для любого х из Х сущ ед у из У такой, что у= фи(х)</text:span></text:p>
      <text:p text:style-name="P1"><text:span text:style-name="T5">потом у_к = </text:span><text:span text:style-name="T3">f_k(fi(x)). </text:span><text:span text:style-name="T5">Работаем с отображением <text:s/></text:span><text:span text:style-name="T5">J</text:span><text:span text:style-name="T3">: x-&gt;R^n</text:span><text:span text:style-name="T5">, </text:span><text:span text:style-name="T5">J</text:span><text:span text:style-name="T3">=(y_1,..,y_n)</text:span></text:p>
      <text:p text:style-name="P2">Отображение <text:span text:style-name="T3">J</text:span><text:span text:style-name="T3">(X) = F </text:span>подмножество <text:span text:style-name="T3">R^m;</text:span></text:p>
      <text:p text:style-name="P2">Можем как-то сравнивать бинарным предпочтением исходы.</text:p>
      <text:p text:style-name="P2">Если зададим его тут, то получим бинарное отношение на У, то получим такое же на Х, т. к. есть биекция.</text:p>
      <text:p text:style-name="P2">Ну и тогда на <text:span text:style-name="T3">F —</text:span> множестве оценок тоже буде бинарное отношение. </text:p>
      <text:p text:style-name="P2">для любой <text:span text:style-name="T3">z1,z2 </text:span>из <text:span text:style-name="T3">F </text:span>множества оценок <text:s/><text:span text:style-name="T3">(z1, z2) </text:span>из <text:span text:style-name="T3">R''' &lt;=&gt; <text:s/></text:span>(<text:span text:style-name="T3">y1,y2</text:span>) из <text:span text:style-name="T3">R</text:span></text:p>
      <text:p text:style-name="P2">Основное отображение <text:span text:style-name="T3">Y: X-&gt;F </text:span>основное отображение. Рассматриваем на множестве <text:span text:style-name="T3">X </text:span>и <text:span text:style-name="T3">F <text:s/></text:span>всё. Часть задаётся <text:span text:style-name="T3">J, </text:span>и в качестве исходов сами оценки <text:span text:style-name="T3">J</text:span><text:span text:style-name="T3">_i</text:span> получаем, приходим к задаче многокритериальной оптимизации вида:</text:p>
      <text:p text:style-name="P11">J_k(x) → max <text:s/><text:span text:style-name="T5">на </text:span>x <text:span text:style-name="T5">из </text:span>X, k=1..m X <text:span text:style-name="T5">подмножество</text:span><text:span text:style-name="T5"> </text:span>R^n</text:p>
      <text:p text:style-name="P3">Считаем, что все решения параметризованы, и каждому соответствует точка <text:span text:style-name="T3">x </text:span>из <text:span text:style-name="T3">R^n.</text:span></text:p>
      <text:p text:style-name="P3">Множество Х называем множеством допустимых значений и обозначим <text:span text:style-name="T3">D</text:span></text:p>
      <text:p text:style-name="P3">Раньше считали их некорректными, типа не имеют решения. Смотрим на множество <text:s/>критериев <text:span text:style-name="T3">f_k, k=1..m, </text:span>а <text:span text:style-name="T3">D – </text:span>окружность <text:span text:style-name="T3">(x-2)^2 + (y-2)^2 = 1. </text:span>Хотим минимизировать по всем киртериям. Заметим, что при минимизации первого и второго отдельно попадём в разные точки. (1,2) и (2,1). Но типа оптимум должен быть один. Но они не совпадают. И из-за этого не имеют решения? Лол. </text:p>
      <text:p text:style-name="P3">Используется метод компромиссов, принцип Парето, Парето-оптимального и слабоэффективного решения (по Слейтору).</text:p>
      <text:p text:style-name="P3"/>
      <text:h text:style-name="P34" text:outline-level="2">Обсудим методы многокритериальной оптимизации</text:h>
      <text:p text:style-name="P1">Рассмотрим задачу вида <text:span text:style-name="T3">(</text:span><text:span text:style-name="T5">максимум)</text:span></text:p>
      <text:p text:style-name="P13"><draw:frame draw:style-name="fr4" draw:name="Object1" text:anchor-type="as-char" svg:y="-0.998cm" svg:width="3.471cm" svg:height="1.847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5">Метод главного критерия.</text:p>
      <text:p text:style-name="P2">В качестве целевой функции один из критериев, который наиболее полно отражает цель принятия решения с точки зрения исследователя. Основные требования к результату с помощью доп ограничений. </text:p>
      <text:p text:style-name="P7"><text:soft-page-break/><draw:frame draw:style-name="fr4" draw:name="Object2" text:anchor-type="as-char" svg:y="-1.275cm" svg:width="6.001cm" svg:height="2.464cm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p>
      <text:p text:style-name="P2">Заметим, что задачи не эквивалентны, т. к. изменяется постановка задачи. И сложно выделить главный критерий. Можем получить <text:span text:style-name="T3">D' – </text:span>пустое множество</text:p>
      <text:p text:style-name="P8">Метод линейной свёртки.</text:p>
      <text:p text:style-name="P4">Метод решения первой задачи, где меняем вектор на скаляр. От <text:span text:style-name="T3">f= (f_1,..,f_n). </text:span>Рассмотрим линейную комбинацию. <text:span text:style-name="T3">J(x) = sum (a_k * f_k ) → max, a_k &gt;0, <text:s/>sum (a_k) = 1, k=1..m; </text:span>Показатели значимости критериев.</text:p>
      <text:p text:style-name="P4">Сложно выделить значение важности критериев.</text:p>
      <text:p text:style-name="P5">Метод максиминной свёртки</text:p>
      <text:p text:style-name="P12"><text:span text:style-name="T17">J(x) = min f_k(x) </text:span><text:span text:style-name="T7">по </text:span><text:span text:style-name="T17">K, <text:s/></text:span><text:span text:style-name="T7">ищем </text:span><text:span text:style-name="T17">max </text:span><text:span text:style-name="T7">этого по </text:span><text:span text:style-name="T17">x </text:span><text:span text:style-name="T7">из </text:span><text:span text:style-name="T17">D. </text:span></text:p>
      <text:p text:style-name="P4">Рассчитываем на наихудший вариант и находим худшую оценку. Гарантированную нижнюю оценку находим.</text:p>
      <text:p text:style-name="P4">Это типа преимущество, что можем найти худший вариант.</text:p>
      <text:p text:style-name="P12"><text:span text:style-name="T9">Замечание.</text:span><text:span text:style-name="T7"> При необходимости нормировки используется взвешенная форма </text:span><text:span text:style-name="T17">J(x) = min a_k * f_k(x) </text:span><text:span text:style-name="T7">по </text:span><text:span text:style-name="T17">K </text:span><text:span text:style-name="T7">→</text:span><text:span text:style-name="T17"> max </text:span><text:span text:style-name="T7">по </text:span><text:span text:style-name="T17">x </text:span><text:span text:style-name="T7">из </text:span><text:span text:style-name="T17">D. a_k &gt; 0, sum(a_k) =1. </text:span><text:span text:style-name="T7">Подбирая </text:span><text:span text:style-name="T17">а_k </text:span><text:span text:style-name="T7">в</text:span><text:span text:style-name="T17">оздействуем</text:span><text:span text:style-name="T7"> на процесс оптимизации.</text:span></text:p>
      <text:p text:style-name="P4"/>
      <text:h text:style-name="P35" text:outline-level="2">Исследование инженерных методов</text:h>
      <text:p text:style-name="P15"><text:span text:style-name="T15">Определение 1</text:span><text:span text:style-name="T13">. Если для </text:span><text:span text:style-name="T14">y* </text:span><text:span text:style-name="T13">из </text:span><text:span text:style-name="T14">Y </text:span><text:span text:style-name="T13">нет более предпоч</text:span><text:span text:style-name="T13">т</text:span><text:span text:style-name="T13">ительной по </text:span><text:span text:style-name="T13">П</text:span><text:span text:style-name="T13">арето точки, т.е. точки, что (</text:span><text:span text:style-name="T14">y,y*</text:span><text:span text:style-name="T13">) из </text:span><text:span text:style-name="T14">R_p </text:span><text:span text:style-name="T13">(это от</text:span><text:span text:style-name="T13">н</text:span><text:span text:style-name="T13">ошение </text:span><text:span text:style-name="T13">Парето</text:span><text:span text:style-name="T13">), то </text:span><text:span text:style-name="T14">y* </text:span><text:span text:style-name="T13">называется </text:span><text:span text:style-name="T13">П</text:span><text:span text:style-name="T13">арето-оптимальным (оптимальное) решение многокритериальной задачи вида </text:span><text:span text:style-name="T14">f_k(y) → max, k=1..m, y </text:span><text:span text:style-name="T13">из </text:span><text:span text:style-name="T14">Y.</text:span></text:p>
      <text:p text:style-name="P15"><text:span text:style-name="T13">Множество, включающее все эффективные элементы множества </text:span><text:span text:style-name="T14">Y </text:span><text:span text:style-name="T13">обозначается </text:span><text:span text:style-name="T14">P_f(Y), </text:span><text:span text:style-name="T13">это множество Парето для векторного отношения.</text:span></text:p>
      <text:p text:style-name="P16"><text:span text:style-name="T12">Определение 2.</text:span><text:span text:style-name="T13"> Слабоэффективное отношение </text:span><text:span text:style-name="T14">R_s </text:span><text:span text:style-name="T13">есть. Отношение Слетора. Ну и тогда есть Слейтор-оптимальное решение или слабоэффективное. </text:span></text:p>
      <text:p text:style-name="P16"><text:span text:style-name="T13">В котором не можем улучшить по всем критериям сразу. Решение эффективно, если не может быть улучшено, не ухудшая других. </text:span><text:span text:style-name="T13">Тогда эффективно. </text:span></text:p>
      <text:p text:style-name="P14">Основная задача выяснение вычислительных средств, которые могут использоваться для построения множества эффективных и слабоэффективных решений и оценок.</text:p>
      <text:p text:style-name="P16"><text:span text:style-name="T12">Теорема 1</text:span><text:span text:style-name="T13">. (1) Пусть заданы произвольные числа </text:span><text:span text:style-name="T14">a_i. a_i &gt; 0, </text:span><text:span text:style-name="T13">тогда решение задачи вида </text:span><text:span text:style-name="T14">min (a_i (f_1 – t_i)) </text:span><text:span text:style-name="T13">по </text:span><text:span text:style-name="T14">i → max </text:span><text:span text:style-name="T13">по </text:span><text:span text:style-name="T14">D </text:span><text:span text:style-name="T13">есть слабоэффективный вектор. </text:span><text:span text:style-name="T14">Y (t_i </text:span><text:span text:style-name="T13">любой</text:span><text:span text:style-name="T14">)</text:span></text:p>
      <text:p text:style-name="P16"><text:soft-page-break/><text:span text:style-name="T14">(2) </text:span><text:span text:style-name="T13">любой слабоэффективный вектор </text:span><text:span text:style-name="T14">x* </text:span><text:span text:style-name="T13">может быть получен в ходе решения задачи этой при каком-то </text:span><text:span text:style-name="T14">a_i &gt; 0, </text:span><text:span text:style-name="T13">при условии, что </text:span><text:span text:style-name="T14">t_i &lt; f_i(x*) i=1..n.</text:span></text:p>
      <text:p text:style-name="P16"><text:span text:style-name="T12">Доказательство</text:span><text:span text:style-name="T13">. =</text:span><text:span text:style-name="T14">&gt;. </text:span><text:span text:style-name="T13">Пусть </text:span><text:span text:style-name="T14">x0 – </text:span><text:span text:style-name="T13">решение. Пусть неслабоэффективно. Тогда можем улучшить по всем критериям сразу. Есть </text:span><text:span text:style-name="T14">x': f_i (x') &gt; f_i(x</text:span><text:span text:style-name="T13">0</text:span><text:span text:style-name="T14">) </text:span><text:span text:style-name="T13">для всех </text:span><text:span text:style-name="T14">i, </text:span><text:span text:style-name="T13">тогда выполняется соотношение </text:span><text:span text:style-name="T14">a_i (f_i (x')– t_i) &gt;a_i (f_i (x0)– t_i) </text:span><text:span text:style-name="T13">тогда </text:span><text:span text:style-name="T14">x0 </text:span><text:span text:style-name="T13">не решение этой задачи. Противоречие. Тогда он был решением.</text:span></text:p>
      <text:p text:style-name="P16"><text:span text:style-name="T13">Обратно. </text:span><text:span text:style-name="T14">&lt;</text:span><text:span text:style-name="T13">=. Если </text:span><text:span text:style-name="T14">x0 </text:span><text:span text:style-name="T13">слабоэффективен, тогда нет точки </text:span><text:span text:style-name="T14">x', </text:span><text:span text:style-name="T13">что </text:span><text:span text:style-name="T14">f_i (x') &gt; f_i(x</text:span><text:span text:style-name="T13">0</text:span><text:span text:style-name="T14">) </text:span><text:span text:style-name="T13">для всех </text:span><text:span text:style-name="T14">i, </text:span><text:span text:style-name="T13">тогда </text:span><text:span text:style-name="T14">a_i &gt; 0; t_i &lt; f_i(x0), </text:span><text:span text:style-name="T13">тогда <text:s/></text:span><text:span text:style-name="T14">a_i (f_i (x0)– t_i) &gt; 0. </text:span><text:span text:style-name="T13">Обозначим a</text:span><text:span text:style-name="T14">'</text:span><text:span text:style-name="T13">_i</text:span><text:span text:style-name="T14"> = 1/ (f_i(x0) – t_i) &gt; 0. </text:span><text:span text:style-name="T13">Тогда максимум из минимума будет:</text:span></text:p>
      <text:p text:style-name="P17"><text:span text:style-name="T13">max <text:s/>in D ( min in I ( a</text:span><text:span text:style-name="T13">'</text:span><text:span text:style-name="T13">_i (f_i(x) – t_i ) ) ) = <text:s/>( min in I ( </text:span><text:span text:style-name="T13">a'_i (f_i(x0) - t_i)</text:span><text:span text:style-name="T13"> ) ) = 1</text:span></text:p>
      <text:p text:style-name="P16"><text:span text:style-name="T13">если не </text:span><text:span text:style-name="T14">x0 </text:span><text:span text:style-name="T13">рассмотрим, то там будет везде </text:span><text:span text:style-name="T14">a</text:span><text:span text:style-name="T14">'</text:span><text:span text:style-name="T14">_i (f_i(x) – t_i ) </text:span><text:span text:style-name="T13"><text:s/></text:span><text:span text:style-name="T14">&lt;= 1 <text:s/></text:span><text:span text:style-name="T13">и тд</text:span></text:p>
      <text:p text:style-name="P16"><text:span text:style-name="T12">Следствие 1</text:span><text:span text:style-name="T13">. <text:s/>Все функционалы положительны. </text:span><text:span text:style-name="T14">f_i &gt; 0 forall x in D, i=1..m, </text:span><text:span text:style-name="T13">тогда вместо </text:span><text:span text:style-name="T14">x0 = s(x) f_i &gt;t </text:span><text:span text:style-name="T13">выполяется </text:span><text:span text:style-name="T14">t=0</text:span><text:span text:style-name="T13"> задачи расмотрим такую </text:span><text:span text:style-name="T14">F(x,a) = (min i (a_i f(x)) ).</text:span></text:p>
      <text:p text:style-name="P16"><text:span text:style-name="T13">Найдём решение </text:span><text:span text:style-name="T14">X(a) – arg (max x in D (F)).</text:span></text:p>
      <text:p text:style-name="P16"><text:span text:style-name="T13">Тогда объединение </text:span><text:span text:style-name="T14">X(a), </text:span><text:span text:style-name="T13">рассматривая все <text:s/>векторы а (</text:span><text:span text:style-name="T14">a_i &gt; 0</text:span><text:span text:style-name="T13">) сопадает со множеством слабоэффективных решений.</text:span></text:p>
      <text:p text:style-name="P16"><text:span text:style-name="T12">Пример.</text:span><text:span text:style-name="T13"> Зависимость рассмотри такую: </text:span><text:span text:style-name="T14">F(x,a) = min {a_1*f_1; a_2*f_2}</text:span></text:p>
      <text:p text:style-name="P16"><text:span text:style-name="T13">В пространстве критериев </text:span><text:span text:style-name="T14">Ф(f_1, f_2) = min </text:span><text:span text:style-name="T14">{a_1*f_1; a_2*f_2}</text:span></text:p>
      <text:p text:style-name="P16"><text:span text:style-name="T13">Построим л</text:span><text:span text:style-name="T13">и</text:span><text:span text:style-name="T13">ни</text:span><text:span text:style-name="T13">и</text:span><text:span text:style-name="T13"> уровня функциии Ф на плоскости </text:span><text:span text:style-name="T14">(f_1, f_2</text:span><text:span text:style-name="T14">). </text:span><text:span text:style-name="T13">Рассмотрим кривую </text:span><text:span text:style-name="T14">L : </text:span><text:span text:style-name="T14">a_1*f_1 </text:span><text:span text:style-name="T13">= </text:span><text:span text:style-name="T14"><text:s/>a_2*f_2 </text:span><text:span text:style-name="T13">она проходит через начало корординат.</text:span></text:p>
      <text:p text:style-name="P10"><draw:frame draw:style-name="fr1" draw:name="graphics1" text:anchor-type="paragraph" svg:width="13.787cm" svg:height="9.633cm" draw:z-index="2"><draw:image xlink:href="Pictures/20000009000035DA000025A0185FB6B6.svm" xlink:type="simple" xlink:show="embed" xlink:actuate="onLoad"/></draw:frame></text:p>
      <text:p text:style-name="P6"><text:span text:style-name="T16">Для каждого выбова весового вектора бует своя линия уровня. Наиболее лучшее решение тут – наиболее удалённый вправо вверх уголок. Если </text:span><text:soft-page-break/><text:span text:style-name="T16">зададим другое соотноешние между коэффи</text:span><text:span text:style-name="T16">ц</text:span><text:span text:style-name="T16">иентами будет другая кривая, и тогда можем обойти всю огибающую множества.</text:span></text:p>
      <text:p text:style-name="P6"><text:span text:style-name="T1">Замечание</text:span><text:span text:style-name="T16">. Можем получить решение не единственное, и они должны быть найдены все.</text:span></text:p>
      <text:p text:style-name="P10"/>
      <text:p text:style-name="P9">Метод линейной свёртки<text:span text:style-name="T16">. </text:span></text:p>
      <text:p text:style-name="P10">Теорема. (смотри в тетради).</text:p>
      <text:p text:style-name="P10"/>
      <text:p text:style-name="P10"/>
      <text:p text:style-name="P10">.</text:p>
      <text:p text:style-name="P10">Докажем обратное. ???</text:p>
      <text:p text:style-name="P9">Метод главного критерия.</text:p>
      <text:p text:style-name="P9">Теорема 1<text:span text:style-name="T16">. Решение задачи максимазации критерия <text:s/></text:span><text:span text:style-name="T4">max x in D </text:span><text:span text:style-name="T16">(f_1(</text:span><text:span text:style-name="T4">x)</text:span><text:span text:style-name="T16">)</text:span><text:span text:style-name="T4"> <text:s/></text:span><text:span text:style-name="T16">и есть ограничение других параметров. </text:span><text:span text:style-name="T4">D'={f_i ( x) &gt; t_i} . </text:span><text:span text:style-name="T16">Решение есть слабоэффективный вектор.</text:span></text:p>
      <text:p text:style-name="P9"><text:span text:style-name="T16">Доказательство от противного. Пусть х* решение. Пусть не сбалоэффективен. Тогда есть другой вектор: </text:span><text:span text:style-name="T4">x : f_1(x) &gt; f_1(x*). </text:span><text:span text:style-name="T16">Если он в </text:span><text:span text:style-name="T4">D', </text:span><text:span text:style-name="T16">то он не решение наш х*, а если нет, то не выполняюются ограничения на другие функционалы.</text:span></text:p>
      <text:p text:style-name="P10"/>
      <text:p text:style-name="P9">Теорема 2<text:span text:style-name="T16">. Любой эффективнфй вектор может быть получен как ршешение задачи нахождения критерия при каком-то </text:span><text:span text:style-name="T4">ti.</text:span></text:p>
      <text:p text:style-name="P9"><text:span text:style-name="T16">Доказательство. Рассмотрим </text:span><text:span text:style-name="T4">x0 – </text:span><text:span text:style-name="T16">эффективный вектор. Тогда выполняется, что </text:span><text:span text:style-name="T4">f1(x0 ) &gt; f1(x'). </text:span><text:span text:style-name="T16">Положим </text:span><text:span text:style-name="T4">fi(x) &gt; fi(x0), x in D, i=2..m.</text:span></text:p>
      <text:p text:style-name="P9"><text:span text:style-name="T16">Почему да? Если не так, то </text:span><text:span text:style-name="T4">x0 </text:span><text:span text:style-name="T16">неэффективный вектор. То есть любой эффективный вектор можно засунуть в </text:span><text:span text:style-name="T4">ti.</text:span></text:p>
      <text:p text:style-name="P10">Следствие. В качестве главного можно выбрать любой критерий. </text:p>
      <text:p text:style-name="P9"><text:span text:style-name="T16">Графическая интерпретация в тетради. </text:span><text:span text:style-name="T16">Чтобы получить все слабоэффективные решения, надо попробовать все сделать главными по очереди и найти решения. </text:span></text:p>
      <text:p text:style-name="P10"/>
      <text:p text:style-name="P9">Метод лексикографической оптимизации<text:span text:style-name="T16">.</text:span></text:p>
      <text:p text:style-name="P10">Методом максимильной свёртки могут быть получены все слабоэффективныфе решения при переборе параметров. По методу линейной свртки можно получить только эффективные решения.</text:p>
      <text:p text:style-name="P9"><text:span text:style-name="T16">Выделяются точки множенства слейтора </text:span><text:span text:style-name="T4">S(D), </text:span><text:span text:style-name="T16">при роцедуре. А затем из него выделяем эффективные точки максимильным методом. В результате получим только все эффективные. </text:span></text:p>
      <text:p text:style-name="P9">Теорема<text:span text:style-name="T16">. Пусть </text:span><text:span text:style-name="T4">ai &gt; 0 </text:span><text:span text:style-name="T16">тогда решение задачи максимизаци линейной свёртки </text:span><text:span text:style-name="T4">max x in T0</text:span><text:span text:style-name="T16"> </text:span><text:span text:style-name="T4">sum (f_i(x))</text:span></text:p>
      <text:p text:style-name="P9"><text:span text:style-name="T4">T0 = Arg max x in D [min i in I [fa_i*(fi – ti)]]. </text:span><text:span text:style-name="T16">Эффективный вектор. И любой эффективный вектор может быть получен как решение этой задачи при </text:span><text:soft-page-break/><text:span text:style-name="T16">некотором значении весовых коэффициентов </text:span><text:span text:style-name="T4">t_i &lt; f_i(x*), </text:span><text:span text:style-name="T16">х* - эффективное решение. <text:s/></text:span><text:span text:style-name="T16">Без доказательства.</text:span></text:p>
      <text:p text:style-name="P9">Теорема 2?.<text:span text:style-name="T16"> Множество при фиксированных </text:span><text:span text:style-name="T4">a_i </text:span><text:span text:style-name="T16">обязательно наряду со слабоэффективными решениями содержит хоть один эффективный вектор. <text:s/></text:span><text:span text:style-name="T16">Без докзательства. </text:span><text:span text:style-name="T16">Если состоит из одного элемента, то там только эффе</text:span><text:span text:style-name="T16">к</text:span><text:span text:style-name="T16">тивный вектор, и в дальнейшем </text:span><text:span text:style-name="T16">втором шаге</text:span><text:span text:style-name="T16"> нет нужды.</text:span></text:p>
      <text:p text:style-name="P10">Почему лексикографическая? В смысле упорядочивания критериев. Ля-ля-ля. Сначала первый шаг, а потом второй, если первый выдал неоднозначный результат.</text:p>
      <text:p text:style-name="P9">Выводы<text:span text:style-name="T16">. Ни один из полученных методов не позволяет выделить единственное лучшее оптимальное решение. Решения для различных <text:s/></text:span><text:span text:style-name="T4"><text:s/></text:span><text:span text:style-name="T16">весовых коэффициентов равноправны. Для получения единственного нужна информация о предпочтениях лица, которому нужно решить задачу. </text:span><text:span text:style-name="T16">При наличии дополнительной информации могут быть применены методы сужения исходного множества альтернатив, сильнее, чем по парето.</text:span></text:p>
      <text:p text:style-name="P9"><text:span text:style-name="T16">Адаптивная процедура выбора основана на функции потерь, определённой на исходном множестве альтернатив. Задача – определить один из элементов, который миними</text:span><text:span text:style-name="T16">з</text:span><text:span text:style-name="T16">ирует функцию потерь.</text:span></text:p>
      <text:p text:style-name="P10"/>
      <text:p text:style-name="P10"/>
      <text:p text:style-name="P10">Теория принятия решений вообще. 3 столба.</text:p>
      <text:p text:style-name="P10">1Математическое описание, создание модели ситуации выбора</text:p>
      <text:p text:style-name="P10">2Анализ неопределённости, формалицазия цели, формирование критерия и целевых функций</text:p>
      <text:p text:style-name="P10">3Решение возникающих оптимизационных и других математических задач.</text:p>
      <text:p text:style-name="P10"/>
      <text:h text:style-name="P29" text:outline-level="1">6 раздел. Принятие решений в условии неопределённости</text:h>
      <text:p text:style-name="Text_20_body"><text:span text:style-name="T16">Считаем, что Х – множество альтернатив, а У — исходов. Раньше было отображение фи: Х -</text:span><text:span text:style-name="T4">&gt;</text:span><text:span text:style-name="T6">У/ Таким образом ля-ля-ля. Теперь же нет определённого исхода при выборе альтернтивы. </text:span></text:p>
      <text:p text:style-name="Text_20_body"><text:span text:style-name="T6">Выбор Х с той целью, чтобы получить максимально полезный исход. Например, это отношение (оценка полезности) можно с помощью многокритериальной оценки исходов.</text:span><text:span text:style-name="T6"> </text:span></text:p>
      <text:p text:style-name="P19">С помощью матрицы решений что-то делаем. Но что????</text:p>
      <text:p text:style-name="Text_20_body"><text:span text:style-name="T6">Вектор </text:span><text:span text:style-name="T4">z <text:s/></text:span><text:span text:style-name="T6">описывает неопределённость. И каждой паре </text:span><text:span text:style-name="T4">x,z </text:span><text:span text:style-name="T6">соответствует какое-то значение </text:span><text:span text:style-name="T4">y.</text:span></text:p>
      <text:p text:style-name="P18"><text:span text:style-name="T16">Так задали функцию 2х аргументов </text:span><text:span text:style-name="T4">F(x,z) : XxZ → Y.</text:span></text:p>
      <text:p text:style-name="P23"><text:span text:style-name="T16">z – </text:span><text:span text:style-name="T6">это или неорпеделённость среды, состояния природы в момент принятия решения, или же множество альтернатив, на котором принимает решение другой субьект, у которого есть свои предпочтения. </text:span></text:p>
      <text:p text:style-name="P19"><text:soft-page-break/>Так что же это, игра что ли?????</text:p>
      <text:p text:style-name="P19">Если только один столбик, то получаем задачу принятия решения в условиях определённости. <text:s/></text:p>
      <text:p text:style-name="P23"><text:span text:style-name="T16">F – </text:span><text:span text:style-name="T6">функция реализации. И там </text:span><text:span text:style-name="T16">z </text:span><text:span text:style-name="T6">нам неизвестен, считаем. В условиях определённости всё просто.</text:span></text:p>
      <text:p text:style-name="P23"><text:span text:style-name="T6">Будем считать, что </text:span><text:span text:style-name="T16">y – <text:s/></text:span><text:span text:style-name="T6">некоторая полезность исхода. <text:s/>Можем ввести функцию реализации </text:span><text:span text:style-name="T16">Y(x,z) : XxZ -&gt;|R. </text:span><text:span text:style-name="T6">Вот и всё. Да. Ха-ха-ха. </text:span></text:p>
      <text:p text:style-name="P23"><text:span text:style-name="T6">Введём бинарное отношение доминирования. Введём </text:span><text:span text:style-name="T16">x_i &gt;x_j &lt;=&gt; for all z in Z Y(x_i,z) &gt;= Y(x_j, z) </text:span><text:span text:style-name="T6">и есть <text:s/>хоть один </text:span><text:span text:style-name="T16">&gt;.</text:span></text:p>
      <text:p text:style-name="P18"><text:span text:style-name="T16">Как ввести отношение эквивалентности? Если </text:span><text:span text:style-name="T4">for all z in Z </text:span><text:span text:style-name="T4">Y(x_i,z) = Y(x_j, z). </text:span></text:p>
      <text:p text:style-name="P18"><text:span text:style-name="T16">Рассмотрим </text:span><text:span text:style-name="T2">пример</text:span><text:span text:style-name="T16">. </text:span><text:span text:style-name="T4">X= {x1..x5}, Z = {z1,z2}.</text:span><text:span text:style-name="T16">И есть </text:span><text:span text:style-name="T4">y_i1 = Y(x_i, z_1), <text:line-break/>y_i2 = Y(x_i, z_2), </text:span><text:span text:style-name="T16">тогда... <text:s/></text:span><text:span text:style-name="T16">строим график!</text:span></text:p>
      <text:p text:style-name="P19">Здесь также действует принцип Парето. Интересуют только <text:s/>доминирующие решения. Обведём и найдём. Просто так всё, да? Ха!</text:p>
      <text:p text:style-name="P19">Уже конец примера. </text:p>
      <text:p text:style-name="P19">Оценочную фцнкцию используем. В определённом был один столбец. Хотим и это в один стоолбец сделать! Атата, так хотим. </text:p>
      <text:p text:style-name="P19">И сколько способов? Фи.</text:p>
      <text:h text:style-name="P36" text:outline-level="2">Оценочная функция.</text:h>
      <text:p text:style-name="Text_20_body"><text:span text:style-name="T16">Пусть есть матрица решений </text:span><text:span text:style-name="T4">{y_ij}. </text:span><text:span text:style-name="T6">Она преобразует её в одностолбцовую матрицу. </text:span><text:span text:style-name="T4">W </text:span><text:span text:style-name="T6">оценочная функция. </text:span><text:span text:style-name="T4">y'_i = W_i (y_ij) </text:span><text:span text:style-name="T6">(только из строки </text:span><text:span text:style-name="T4">i</text:span><text:span text:style-name="T6">). А можно не только его испольховать! </text:span></text:p>
      <text:p text:style-name="Text_20_body"><text:span text:style-name="T6">Пример: </text:span><text:span text:style-name="T4">min in row + max in row. </text:span></text:p>
      <text:p text:style-name="P19">Рассмотрим классический критерий принятия решений на основе оценочных функций. </text:p>
      <text:h text:style-name="P36" text:outline-level="2">Задача принятия решений в условиях риска.</text:h>
      <text:p text:style-name="P26">Каждой альтернативе соответствет своё распределение вероятности на множенстве ихсодов. Если множество альтернатив и исходов конечно, то считается известными вероятности всех исходов, возможных при выборе данной альтернативы. </text:p>
      <text:p text:style-name="Text_20_body"><text:span text:style-name="T16">Поясним на примере. Задача о замене вратаря. На последней минуте матча при ничьей меняем вратаря. Имеющаяся статистика показывает, что раньше замена вратаря в части случаев выигрыш, в </text:span><text:span text:style-name="T4">ча</text:span><text:span text:style-name="T4">c</text:span><text:span text:style-name="T4">ти</text:span><text:span text:style-name="T16"> ничья, а в дргуих проигрыш. (1/</text:span><text:span text:style-name="T4">6, 1/2, 1/3 </text:span><text:span text:style-name="T16">) Если же нет, то (0, </text:span><text:span text:style-name="T4">7/8, 1/8</text:span><text:span text:style-name="T16">)</text:span></text:p>
      <text:p text:style-name="P19">Построим граф альтернатив и исходов. В тетради. Ха!</text:p>
      <text:p text:style-name="P18"><text:span text:style-name="T16">В следующий раз это сделаем. Или сейчас? <text:s/></text:span><text:span text:style-name="T16">Зададим фуекцию реализации. При известных </text:span><text:span text:style-name="T4">x </text:span><text:span text:style-name="T16">и </text:span><text:span text:style-name="T4">z </text:span><text:span text:style-name="T16">определим </text:span><text:span text:style-name="T4">y. </text:span><text:span text:style-name="T16">Введём состояния среды такие: </text:span><text:span text:style-name="T4">z1 (х1-&gt;</text:span><text:span text:style-name="T16">Выигрыш, </text:span><text:span text:style-name="T4">x2-&gt;</text:span><text:span text:style-name="T16">Ничья. </text:span><text:span text:style-name="T4">P(z1) = 1/6*7/8 = 7/48)</text:span></text:p>
      <text:p text:style-name="P18"><text:span text:style-name="T4">z</text:span><text:span text:style-name="T16">2</text:span><text:span text:style-name="T4"> (х1-&gt;н</text:span><text:span text:style-name="T16">ичья</text:span><text:span text:style-name="T4">, x2-&gt;Ничья. </text:span><text:span text:style-name="T16">P(z2)</text:span><text:span text:style-name="T4"> = 1/2* 7/8)</text:span></text:p>
      <text:p text:style-name="P18"><text:span text:style-name="T4">z3 (х1-&gt;П</text:span><text:span text:style-name="T16">роигрыш</text:span><text:span text:style-name="T4">, x2-&gt;Ничья. P(z3) = )</text:span></text:p>
      <text:p text:style-name="P18"><text:soft-page-break/><text:span text:style-name="T4">z4 (х1-&gt;П</text:span><text:span text:style-name="T16">роигрыш</text:span><text:span text:style-name="T4">, x2-&gt;П</text:span><text:span text:style-name="T16">роигрыш</text:span><text:span text:style-name="T4">. P(z4) = )</text:span></text:p>
      <text:p text:style-name="P18"><text:span text:style-name="T16">и тд. Всего </text:span><text:span text:style-name="T4">6 </text:span><text:span text:style-name="T16">штук. </text:span></text:p>
      <table:table table:name="Table1" table:style-name="Table1">
        <table:table-column table:style-name="Table1.A"/>
        <table:table-column table:style-name="Table1.B" table:number-columns-repeated="5"/>
        <table:table-column table:style-name="Table1.G"/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31">Z1 (7/48)</text:p>
          </table:table-cell>
          <table:table-cell table:style-name="Table1.A1" office:value-type="string">
            <text:p text:style-name="P31">Z2(7/16)</text:p>
          </table:table-cell>
          <table:table-cell table:style-name="Table1.A1" office:value-type="string">
            <text:p text:style-name="P31">Z3(7/24)</text:p>
          </table:table-cell>
          <table:table-cell table:style-name="Table1.A1" office:value-type="string">
            <text:p text:style-name="P31">Z4(1/48)</text:p>
          </table:table-cell>
          <table:table-cell table:style-name="Table1.A1" office:value-type="string">
            <text:p text:style-name="P31">Z5(1/16)</text:p>
          </table:table-cell>
          <table:table-cell table:style-name="Table1.G1" office:value-type="string">
            <text:p text:style-name="P31">Z6(1/24)</text:p>
          </table:table-cell>
        </table:table-row>
        <table:table-row>
          <table:table-cell table:style-name="Table1.A2" office:value-type="string">
            <text:p text:style-name="P31">x1</text:p>
          </table:table-cell>
          <table:table-cell table:style-name="Table1.A2" office:value-type="string">
            <text:p text:style-name="P31">2</text:p>
          </table:table-cell>
          <table:table-cell table:style-name="Table1.A2" office:value-type="string">
            <text:p text:style-name="P31">1</text:p>
          </table:table-cell>
          <table:table-cell table:style-name="Table1.A2" office:value-type="string">
            <text:p text:style-name="P31">0</text:p>
          </table:table-cell>
          <table:table-cell table:style-name="Table1.A2" office:value-type="string">
            <text:p text:style-name="P31">2</text:p>
          </table:table-cell>
          <table:table-cell table:style-name="Table1.A2" office:value-type="string">
            <text:p text:style-name="P31">1</text:p>
          </table:table-cell>
          <table:table-cell table:style-name="Table1.G2" office:value-type="string">
            <text:p text:style-name="P31">0</text:p>
          </table:table-cell>
        </table:table-row>
        <table:table-row>
          <table:table-cell table:style-name="Table1.A2" office:value-type="string">
            <text:p text:style-name="P31">x2</text:p>
          </table:table-cell>
          <table:table-cell table:style-name="Table1.A2" office:value-type="string">
            <text:p text:style-name="P31">1</text:p>
          </table:table-cell>
          <table:table-cell table:style-name="Table1.A2" office:value-type="string">
            <text:p text:style-name="P31">1</text:p>
          </table:table-cell>
          <table:table-cell table:style-name="Table1.A2" office:value-type="string">
            <text:p text:style-name="P31">1</text:p>
          </table:table-cell>
          <table:table-cell table:style-name="Table1.A2" office:value-type="string">
            <text:p text:style-name="P31">0</text:p>
          </table:table-cell>
          <table:table-cell table:style-name="Table1.A2" office:value-type="string">
            <text:p text:style-name="P31">0</text:p>
          </table:table-cell>
          <table:table-cell table:style-name="Table1.G2" office:value-type="string">
            <text:p text:style-name="P31">0</text:p>
          </table:table-cell>
        </table:table-row>
      </table:table>
      <text:p text:style-name="P18"><text:span text:style-name="T16">Найдём </text:span><text:span text:style-name="T4">max x in X (M[Y(x,z)]) <text:s text:c="2"/>// M – </text:span><text:span text:style-name="T16">матожидание</text:span></text:p>
      <text:p text:style-name="P19"><text:span text:style-name="T20">Критерий байеса-лапласса</text:span>. О математическом ожидании там что-то.</text:p>
      <text:p text:style-name="P19">Сейчас для примера посчитаем. </text:p>
      <text:p text:style-name="P23"><text:span text:style-name="T16">M_i = sum (y_ij * p[j]) </text:span><text:span text:style-name="T6">То есть получили матожидания для всех </text:span><text:span text:style-name="T16">x[i]</text:span></text:p>
      <text:p text:style-name="P23"><text:span text:style-name="T16">M[1] = 5/6, M[2] = </text:span><text:span text:style-name="T6">7/</text:span><text:span text:style-name="T16">8</text:span></text:p>
      <text:p text:style-name="P23"><text:span text:style-name="T16">M[2] &gt; M[1] , </text:span><text:span text:style-name="T6">тогда выбираем. Типа в среднем так лучше. То есть лучше заменить вратаря.</text:span></text:p>
      <text:p text:style-name="P19">Для одного раза не надо так делать.</text:p>
      <text:p text:style-name="P19"/>
      <text:h text:style-name="P38" text:outline-level="2">Критерий принятия решений в условии полной неопределённости</text:h>
      <text:p text:style-name="Text_20_body"><text:span text:style-name="T6">Знаем, что есть </text:span><text:span text:style-name="T4">z in Z</text:span><text:span text:style-name="T6">, </text:span><text:span text:style-name="T6">Если рассматриваем задачу <text:s/></text:span><text:span text:style-name="T4">find max x in X ( Y(x,z)), </text:span><text:span text:style-name="T6">можем выразить </text:span><text:span text:style-name="T4">x(z) </text:span><text:span text:style-name="T6">как-то. Получили область неопределённости решений, а была область неопределённости среды.</text:span></text:p>
      <text:p text:style-name="P19">Примем какую-нибудь гипотезу о поведении среды. </text:p>
      <text:p text:style-name="P19">Например, среда ведёт себя наихудшим образом из всех, которые можем предположить. Антагонистическая среда. </text:p>
      <text:p text:style-name="P24">Min z in Z [Y(x,z)] → max x in X</text:p>
      <text:p text:style-name="P18"><text:span text:style-name="T18">Критерий Вальда</text:span><text:span text:style-name="T16">. Принцип выбора альтернативы, удовлетворяющий следующему условию. </text:span><text:span text:style-name="T16">Берёт максимальный выигрыш из наихудшего состояния среды.</text:span></text:p>
      <text:p text:style-name="P18"><text:span text:style-name="T16">Получаем гара</text:span><text:span text:style-name="T16">н</text:span><text:span text:style-name="T16">тированную оценку на выигрыш.</text:span></text:p>
      <text:p text:style-name="P18"><text:span text:style-name="T16">Если </text:span><text:span text:style-name="T4">x* - </text:span><text:span text:style-name="T16">решение, </text:span><text:span text:style-name="T16">то</text:span><text:span text:style-name="T16"> значение </text:span><text:span text:style-name="T16">там </text:span><text:span text:style-name="T16">— гарантированный ре</text:span><text:span text:style-name="T16">з</text:span><text:span text:style-name="T16">ультат.</text:span></text:p>
      <text:p text:style-name="P20">Пример</text:p>
      <text:p text:style-name="P18"><text:span text:style-name="T16">Рассмотрим </text:span><text:span text:style-name="T16">пример.</text:span></text:p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P31">z1</text:p>
          </table:table-cell>
          <table:table-cell table:style-name="Table2.C1" office:value-type="string">
            <text:p text:style-name="P31">z2</text:p>
          </table:table-cell>
        </table:table-row>
        <table:table-row>
          <table:table-cell table:style-name="Table2.A2" office:value-type="string">
            <text:p text:style-name="P31">x1</text:p>
          </table:table-cell>
          <table:table-cell table:style-name="Table2.A2" office:value-type="string">
            <text:p text:style-name="P31">10100</text:p>
          </table:table-cell>
          <table:table-cell table:style-name="Table2.C2" office:value-type="string">
            <text:p text:style-name="P31">100</text:p>
          </table:table-cell>
        </table:table-row>
        <table:table-row>
          <table:table-cell table:style-name="Table2.A2" office:value-type="string">
            <text:p text:style-name="P31">x2</text:p>
          </table:table-cell>
          <table:table-cell table:style-name="Table2.A2" office:value-type="string">
            <text:p text:style-name="P31">10000</text:p>
          </table:table-cell>
          <table:table-cell table:style-name="Table2.C2" office:value-type="string">
            <text:p text:style-name="P31">10000</text:p>
          </table:table-cell>
        </table:table-row>
      </table:table>
      <text:p text:style-name="P19"/>
      <text:p text:style-name="P18"><text:span text:style-name="T16">Тогда получим </text:span><text:span text:style-name="T4">y[2][2] – </text:span><text:span text:style-name="T16">гарантированное решение. <text:s/>Тут были проигрыши, искали минимальный.</text:span></text:p>
      <text:p text:style-name="P19"><text:soft-page-break/>Конец примера. </text:p>
      <text:p text:style-name="P19"/>
      <text:p text:style-name="P18"><text:span text:style-name="T16">Рассмотрим матрицу r</text:span><text:span text:style-name="T4">[i][j] = <text:s/>max k=i..n [ y[k][j] – y[i][j] ] <text:s text:c="2"/>(</text:span><text:span text:style-name="T16">для дохода)</text:span></text:p>
      <text:p text:style-name="P18"><text:span text:style-name="T16">r</text:span><text:span text:style-name="T4">[i][j] = </text:span><text:span text:style-name="T16">-</text:span><text:span text:style-name="T4"> <text:s/>min k=i..n [ y[k][j] </text:span><text:span text:style-name="T16">+</text:span><text:span text:style-name="T4"> y[i][j] ]</text:span></text:p>
      <text:p text:style-name="P19">Матрица сожаления. Сколько потеряем, если выберем не лучший результат, а какой-то другой.</text:p>
      <text:p text:style-name="P18"><text:span text:style-name="T19">Критерий Сэвиджа</text:span><text:span text:style-name="T16">. Минимального сожаления. </text:span></text:p>
      <text:p text:style-name="P19">Применяем минимаксный критерий к матрице сожалений. </text:p>
      <text:p text:style-name="P23"><text:span text:style-name="T16">Max j [r[i][j]] - &gt; min i. <text:s text:c="3"/></text:span><text:span text:style-name="T6">Нашли </text:span><text:span text:style-name="T16">i*, </text:span><text:span text:style-name="T6">ну и успокоились.</text:span></text:p>
      <text:p text:style-name="P19">Для того примера: там выбрали бы этим способом первую строку. Типа лучше. Фи.</text:p>
      <text:p text:style-name="P19"/>
      <text:p text:style-name="P23"><text:span text:style-name="T10">Критерий Гурвица</text:span><text:span text:style-name="T6">. Критерий пессимизма-оптимизма. </text:span></text:p>
      <text:p text:style-name="P19">Что такое оптимистичный подход к решению задачи?</text:p>
      <text:p text:style-name="P23"><text:span text:style-name="T6">Ищем </text:span><text:span text:style-name="T16">max rows [max <text:s/>column <text:s/>[y[i][j]] ]</text:span></text:p>
      <text:p text:style-name="P19">Пессимистичный – два минимума.</text:p>
      <text:p text:style-name="P19">Назначаем веса каждому из исходов, и сумма весов единица, и они неотрицательны.</text:p>
      <text:p text:style-name="P19">Если доходов, то максимизируем , а если потерь, то минимизируем</text:p>
      <text:p text:style-name="P18"><text:span text:style-name="T16">Вот что: </text:span><text:span text:style-name="T4">a*max z in Z [Y(x,z) ] + (1-a)*min z in Z [Y(x,z)]</text:span></text:p>
      <text:p text:style-name="P24"/>
      <text:p text:style-name="P18"><text:span text:style-name="T19">Пример</text:span><text:span text:style-name="T16">. </text:span><text:span text:style-name="T16">Есть спрос и предложение. <text:s/></text:span><text:span text:style-name="T4">X </text:span><text:span text:style-name="T16">спрос (количество клиентов), </text:span><text:span text:style-name="T4">Z – </text:span><text:span text:style-name="T16">предложение.</text:span></text:p>
      <text:p text:style-name="P19">Решим тремя критериями и посмотрим, что получится. Да, у нас матрица затрат.</text:p>
      <text:p text:style-name="P19">По первому критерию выгодно делать много-много товаров. Но это некруто.</text:p>
      <text:p text:style-name="P19"/>
      <text:p text:style-name="P19"/>
      <text:p text:style-name="P19"><text:span text:style-name="T20">Целесообразность</text:span> проведения эксперимента. Вместо того, чтобы пытаться угадать состояние природы, можем провести некоторое пробное действие, которое поможет определить состяние природы. Обычно, есть стоимость этого эксперимента. Когда его выгодно производить?</text:p>
      <text:p text:style-name="P19">Строим матрицу рисков. Короче, ищем минимальный риск? Вычислим средний риск для каждой строки. <text:span text:style-name="T3">r_</text:span>ср = <text:span text:style-name="T3">sum ( r_ij*p_j). </text:span>ищем минимальный средний риск. Эксперимент выгодно проводить, если минимальный средний риск дороже стоимости проведения эксперимента. </text:p>
      <text:p text:style-name="P19"/>
      <text:p text:style-name="P27"><text:soft-page-break/>Нас обманули!!!! Вальда – сначала по строкам смотрим, а потом по столбцам, а не наоборот!!! Неа, сначаладля каждой строки в стобцах находим макс, а потом строку с минимальным из них.</text:p>
      <text:p text:style-name="P19"/>
      <text:p text:style-name="P19"><text:s/>Ля-ля-ля.</text:p>
      <text:p text:style-name="P19"/>
      <text:h text:style-name="Heading_20_1" text:outline-level="1">7 раздел. Экспертные системы принятия решений</text:h>
      <text:h text:style-name="Heading_20_2" text:outline-level="2">Введение</text:h>
      <text:p text:style-name="Text_20_body">Это некая программа, которая позволяет автоматизировать рассуждения эксперта в узкой области. </text:p>
      <text:p text:style-name="Text_20_body">Эксперт приходит к выводу и сообщает что-то. </text:p>
      <text:p text:style-name="Text_20_body">Входят симптомы, выходит результат. </text:p>
      <text:p text:style-name="Text_20_body">Удешевление, доступ откуда-угодно, ну и доступность. Бугага. Ха. Ха. Повышение достоверности и надёжности результатов экспертизы. И быстро довольно. Человеческий фактор почти отсутствует. </text:p>
      <text:p text:style-name="Text_20_body">Механизм вывода – отражение в экспертной системе логики вывода результата из входных данных.</text:p>
      <text:p text:style-name="Text_20_body">Примеры: много их. </text:p>
      <text:p text:style-name="Text_20_body"/>
      <text:h text:style-name="Heading_20_2" text:outline-level="2">Пункт 1. Назначение и области применения</text:h>
      <text:p text:style-name="Text_20_body">В решении тех задач, которые трудны для традиционных методов программирования и тд, <text:s/>где оптимального решение нет, или алгоритм решения нереально осуществить. Сложно выделить целевую функцию, которую будем оптимизировать, ну и всё такое. </text:p>
      <text:p text:style-name="Text_20_body">Здравоохранение, война, финансы, планирование и рациональное распространение ресурсов, <text:span text:style-name="T3">IT </text:span><text:span text:style-name="T5">и контроль знаний. </text:span></text:p>
      <text:h text:style-name="P37" text:outline-level="2"><text:soft-page-break/>Пункт 2. Классификация по смыслу</text:h>
      <text:p text:style-name="P18"><draw:frame draw:style-name="fr2" draw:name="graphics2" text:anchor-type="paragraph" svg:x="0cm" svg:y="1cm" svg:width="17cm" svg:height="8.906cm" draw:z-index="3"><draw:image xlink:href="Pictures/20000009000051DC00002AE5967AD317.svm" xlink:type="simple" xlink:show="embed" xlink:actuate="onLoad"/></draw:frame>Есть система, которую анализируем, входные данные и выход из неё, а также экспертная система.</text:p>
      <text:p text:style-name="P18">На основе входных и вызодных сигналов, а также состояния системы <text:span text:style-name="T3">S , </text:span>экспертная система приходит к результату и подаёт на устройство управления сигналы какие-то, если что-то не так</text:p>
      <text:p text:style-name="P18">Типы систем.</text:p>
      <text:list xml:id="list36363371" text:style-name="L1">
        <text:list-item>
          <text:p text:style-name="P32">Диагностирующие.</text:p>
        </text:list-item>
        <text:list-item>
          <text:p text:style-name="P32">Управляющие.</text:p>
        </text:list-item>
      </text:list>
      <text:h text:style-name="P37" text:outline-level="2">Прогнозирующие системы</text:h>
      <text:p text:style-name="P18">Есть набор данных, <text:s/>на основе их выдаётся прогноз о дальнейшем развитии ситуации. Анализируется ситуация за некоторый промежуток времени, и выдаётся прогноз на будущее.</text:p>
      <text:p text:style-name="P18"/>
      <text:h text:style-name="P37" text:outline-level="2">Планирующие системы</text:h>
      <text:p text:style-name="P18">Предназначены для создания некоторого плана реализации действий для достижения какой-то цели. </text:p>
      <text:p text:style-name="P18">План проведения боевой операции. </text:p>
      <text:h text:style-name="P37" text:outline-level="2">Интерпретирующие или анализирующие системы</text:h>
      <text:p text:style-name="P18">Расшифровывают информацию о состоянии какой-то системы или объекта, а потом выводят на нормальном человеческом языке. <text:s/></text:p>
      <text:p text:style-name="P18"/>
      <text:p text:style-name="P18">Классификация условная, неполная и всё такое. И можно каждую отнести к нескольким иногда видам.</text:p>
      <text:p text:style-name="P18"><text:soft-page-break/></text:p>
      <text:h text:style-name="P37" text:outline-level="2">Структура ЭС</text:h>
      <text:p text:style-name="P18">База знаний + механизм вывода.</text:p>
      <text:p text:style-name="P18"><draw:frame draw:style-name="fr3" draw:name="graphics3" text:anchor-type="paragraph" svg:width="17cm" svg:height="8.867cm" draw:z-index="4"><draw:image xlink:href="Pictures/2000000900004F120000293E0AEE4AA4.svm" xlink:type="simple" xlink:show="embed" xlink:actuate="onLoad"/></draw:frame></text:p>
      <text:p text:style-name="P18">Знания, которыми владеют эксперты бывают декларативные и процедурные. </text:p>
      <text:p text:style-name="P18">Декларативные – про которые можно сказать, есть они или нет. Нормальная температура или повышенная, есть цель на радаре или нет и тд.</text:p>
      <text:p text:style-name="P18">Процедурные — правила обработки данных для получения заключений, которые могут также привести к новым знаниям.</text:p>
      <text:p text:style-name="P18">Знания 1 и 2 рода — что?</text:p>
      <text:p text:style-name="P18">Первого — общеизвестные знания. Как процедурные, так и декларативные.</text:p>
      <text:p text:style-name="P18">Второго рода — знания, которые доступны эксперту. В том числе интуитивные <text:s/>соображения и тд.</text:p>
      <text:p text:style-name="P18">Предметный эксперт обладает знаниями 2 рода, а инженер первого рода. <text:s/>И никак иначе. </text:p>
      <text:p text:style-name="P18">Эксперт делится с системой, учит её.</text:p>
      <text:p text:style-name="P18">Инженер по знаниям — это специалист в области экспертных систем вообще, и в частности тот, кто владеет информацией о конкретной системе, разработкой которой он занимается. Перенос знаний эксперта в систему осуществляет как раз-таки инженер по знаниям.</text:p>
      <text:p text:style-name="P18">Пользователь — тот, кто ищет у системы ответы на вопросы.</text:p>
      <text:p text:style-name="P18"/>
      <text:h text:style-name="P37" text:outline-level="2"><text:soft-page-break/>Классификация <text:s/>в зависимости от методов представления знаний</text:h>
      <text:p text:style-name="Text_20_body"><text:span text:style-name="T8">Продукционные системы</text:span><text:span text:style-name="T5">. Основанные на правилах.</text:span></text:p>
      <text:p text:style-name="P18">Если а, то б. А — факт из множества знаний декларативных. Структуры правил могут быть более сложные.</text:p>
      <text:p text:style-name="P21"/>
      <text:p text:style-name="Text_20_body"><text:span text:style-name="T11">Фреймы</text:span><text:span text:style-name="T5">. Фреймовые системы. Основаны на представлении знаний как объектов и отношений между ними. Если в продукционных имеем дело с фактами и предикатами, то тут имеем дело с друим методом обрадотки знаний. </text:span></text:p>
      <text:p text:style-name="P18">Имеются структуры ( описание объекта) и на основе некоторых атрибутов устанавливаются связи меджду объектами.</text:p>
      <text:p text:style-name="P18">Достоинства? Иерархическая структура, основанная на принципах наследования</text:p>
      <text:p text:style-name="Text_20_body"><text:span text:style-name="T5">Недостатки? Медленно работают и </text:span><text:span text:style-name="T5">сложность построения и изменения.</text:span></text:p>
      <text:p text:style-name="P18"/>
      <text:p text:style-name="P28"><text:span text:style-name="T5">Семантические сети, Нейлоровские</text:span><text:span text:style-name="T9"> системы ещё есть.</text:span></text:p>
      <text:p text:style-name="P22">Основаны последние на вероятности выполнения той или иной гипотезы.</text:p>
      <text:p text:style-name="P22"/>
      <text:h text:style-name="P39" text:outline-level="2">Как представить знания экспертов в системе и что делать?</text:h>
      <text:h text:style-name="P30" text:outline-level="1">Представление и использование нечётких знаний</text:h>
      <text:p text:style-name="P18">Проблема связана с тем, что информация может оказаться неточной и ненадёжной</text:p>
      <text:p text:style-name="P18"/>
      <text:h text:style-name="Heading_20_2" text:outline-level="2">Байесовский подход</text:h>
      <text:p text:style-name="P23">P(H) = <text:span text:style-name="T5">вероятность того, что </text:span>H <text:span text:style-name="T5">истинна. </text:span></text:p>
      <text:p text:style-name="P23"><text:span text:style-name="T5">Есть свидетельство </text:span>E <text:span text:style-name="T5">этой гипотезы. (условие?)</text:span></text:p>
      <text:p text:style-name="P25">P( H | E ) = P(E | H) * P(H) / [ P(E | H)*P(H) + P(E | ~H) * P(~H) ]</text:p>
      <text:p text:style-name="P18">Но нам должны быть известны все эти вероятности сначала!</text:p>
      <text:p text:style-name="P23">H =<text:span text:style-name="T5">грипп, Е — высокая температура. </text:span></text:p>
      <text:p text:style-name="P18">Свидетельство – то, что получаем в ходе диалога. </text:p>
      <text:p text:style-name="P18"/>
      <text:p text:style-name="P18">В конце-концов получим наборы вероятностей для всех иагнозов. Ну и сможем сделать вывод в итоге. Да!</text:p>
      <text:p text:style-name="P18"/>
      <text:p text:style-name="P18">По поводу методов оптимизации всё на сегодня.</text:p>
      <text:p text:style-name="P18"/>
      <text:p text:style-name="P18"><text:soft-page-break/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Arial" svg:font-family="Arial" style:font-family-generic="swiss" style:font-pitch="variable"/>
    <style:font-face style:name="DejaVu Sans3" svg:font-family="'DejaVu Sans'" style:font-family-generic="swiss" style:font-pitch="variable"/>
    <style:font-face style:name="DejaVu Sans1" svg:font-family="'DejaVu Sans'" style:font-adornments="Bold" style:font-family-generic="swiss" style:font-pitch="variable"/>
    <style:font-face style:name="DejaVu Sans2" svg:font-family="'DejaVu Sans'" style:font-adornments="Bold Oblique" style:font-family-generic="swiss" style:font-pitch="variable"/>
    <style:font-face style:name="DejaVu Sans" svg:font-family="'DejaVu Sans'" style:font-adornments="Book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ru" fo:country="RU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ru" fo:country="RU" style:letter-kerning="true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12cm" fo:line-height="100%" fo:text-align="justify" style:justify-single-word="false" fo:orphans="2" fo:widows="2" style:writing-mode="lr-tb"/>
      <style:text-properties style:use-window-font-color="true" style:font-name="Georgia" fo:font-size="12pt" style:font-size-asian="1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style:font-name="DejaVu Sans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margin-top="0cm" fo:margin-bottom="0.423cm" fo:text-align="center" style:justify-single-word="false" fo:keep-together="always" fo:keep-with-next="always"/>
      <style:text-properties style:font-name="DejaVu Sans1"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049cm" fo:margin-bottom="0.423cm" fo:text-align="start" style:justify-single-word="false" fo:keep-together="always" fo:keep-with-next="always"/>
      <style:text-properties style:font-name="DejaVu Sans2" fo:font-size="13pt" fo:font-style="italic" fo:font-weight="bold" style:font-size-asian="13pt" style:font-style-asian="italic" style:font-weight-asian="bold" style:font-size-complex="13pt" style:font-weight-complex="bold"/>
    </style:style>
    <style:style style:name="No_20_Spacing" style:display-name="No Spacing" style:family="paragraph" style:default-outline-level="1" style:list-style-name="">
      <style:paragraph-properties fo:margin-top="0cm" fo:margin-bottom="0.423cm" fo:line-height="100%" fo:text-align="center" style:justify-single-word="false" fo:orphans="2" fo:widows="2" style:writing-mode="lr-tb"/>
      <style:text-properties style:use-window-font-color="true" style:font-name="Georgia" fo:font-size="16pt" fo:font-style="italic" fo:font-weight="bold" style:font-size-asian="16pt" style:font-style-asian="italic" style:font-weight-asian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12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style:font-name="Georgia" fo:font-size="14pt" fo:font-weight="bold" style:font-size-asian="14pt" style:font-weight-asian="bold" style:font-size-complex="14pt" style:font-weight-complex="bold"/>
    </style:style>
    <style:style style:name="Заголовок_20_2_20_Знак" style:display-name="Заголовок 2 Знак" style:family="text" style:parent-style-name="Default_20_Paragraph_20_Font">
      <style:text-properties style:font-name="Cambria" fo:font-size="13pt" fo:font-style="italic" fo:font-weight="bold" style:font-size-asian="13pt" style:font-style-asian="italic" style:font-weight-asian="bold" style:font-size-complex="13pt" style:font-weight-complex="bold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fo:text-indent="-0.635cm" fo:margin-left="4.12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879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149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19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689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959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2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49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769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3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4.736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6.00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27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8.546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9.81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0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2.356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3.62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4.8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1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2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Кислицын Илья</meta:initial-creator>
    <meta:editing-cycles>262</meta:editing-cycles>
    <meta:creation-date>2012-10-08T07:35:00</meta:creation-date>
    <dc:date>2013-01-13T16:23:37.76</dc:date>
    <meta:editing-duration>P3DT17H33M10S</meta:editing-duration>
    <meta:generator>LibreOffice/3.4$Win32 LibreOffice_project/340m1$Build-302</meta:generator>
    <meta:document-statistic meta:table-count="2" meta:image-count="3" meta:object-count="2" meta:page-count="13" meta:paragraph-count="231" meta:word-count="2783" meta:character-count="18567" meta:non-whitespace-character-count="15912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

<file path=Object 1/content.xml><?xml version="1.0" encoding="utf-8"?>
<math xmlns="http://www.w3.org/1998/Math/MathML">
  <semantics>
    <mtable>
      <mtr>
        <mtd>
          <mrow>
            <msub>
              <mi>f</mi>
              <mi>k</mi>
            </msub>
            <mrow>
              <mo stretchy="false">(</mo>
              <mrow>
                <mi>x</mi>
              </mrow>
              <mo stretchy="false">)</mo>
            </mrow>
            <mo stretchy="false">→</mo>
            <munder>
              <mrow>
                <mi mathvariant="italic">max</mi>
              </mrow>
              <mrow>
                <mi>x</mi>
                <mi mathvariant="italic">из</mi>
                <mi>D</mi>
              </mrow>
            </munder>
          </mrow>
        </mtd>
      </mtr>
      <mtr>
        <mtd>
          <mrow>
            <msub>
              <mi>f</mi>
              <mi>k</mi>
            </msub>
            <mi mathvariant="normal">:</mi>
            <mi>D</mi>
            <mo stretchy="false">→</mo>
            <mo stretchy="false">ℜ</mo>
          </mrow>
        </mtd>
      </mtr>
      <mtr>
        <mtd>
          <mrow>
            <mi>D</mi>
            <mi mathvariant="italic">из</mi>
            <msup>
              <mo stretchy="false">ℜ</mo>
              <mi>n</mi>
            </msup>
            <mi>,</mi>
            <mi/>
            <mrow>
              <mi>k</mi>
              <mo stretchy="false">=</mo>
              <mn>1..m</mn>
            </mrow>
          </mrow>
        </mtd>
      </mtr>
    </mtable>
    <annotation encoding="StarMath 5.0">f_k(x) rightarrow  {max} csub{x из D} newline f_k: D rightarrow Re newline 
D из Re ^n, ~~ k=1..m</annotation>
  </semantics>
</math>
</file>

<file path=Object 2/content.xml><?xml version="1.0" encoding="utf-8"?>
<math xmlns="http://www.w3.org/1998/Math/MathML">
  <semantics>
    <mtable>
      <mtr>
        <mtd>
          <mrow>
            <msub>
              <mi>f</mi>
              <mi>k</mi>
            </msub>
            <mrow>
              <mo stretchy="false">(</mo>
              <mrow>
                <mi>x</mi>
              </mrow>
              <mo stretchy="false">)</mo>
            </mrow>
            <mo stretchy="false">→</mo>
            <munder>
              <mrow>
                <mi mathvariant="italic">max</mi>
              </mrow>
              <mrow>
                <mi>x</mi>
                <mi mathvariant="italic">из</mi>
                <mi>D</mi>
                <mi>'</mi>
              </mrow>
            </munder>
          </mrow>
        </mtd>
      </mtr>
      <mtr>
        <mtd>
          <mrow>
            <msub>
              <mi>f</mi>
              <mi>k</mi>
            </msub>
            <mi mathvariant="normal">:</mi>
            <mi>D</mi>
            <mi>'</mi>
            <mo stretchy="false">→</mo>
            <msup>
              <mo stretchy="false">ℜ</mo>
              <mi>n</mi>
            </msup>
          </mrow>
        </mtd>
      </mtr>
      <mtr>
        <mtd>
          <mrow>
            <mi>D</mi>
            <mrow>
              <mi>'</mi>
              <mo stretchy="false">=</mo>
              <mo stretchy="false">{</mo>
            </mrow>
            <mi>x</mi>
            <mi mathvariant="italic">из</mi>
            <mi>D</mi>
            <mi mathvariant="normal">:</mi>
            <msub>
              <mi>f</mi>
              <mi>k</mi>
            </msub>
            <mrow>
              <mrow>
                <mo stretchy="false">(</mo>
                <mrow>
                  <mi>x</mi>
                </mrow>
                <mo stretchy="false">)</mo>
              </mrow>
              <mo stretchy="false">≥</mo>
              <msub>
                <mi>t</mi>
                <mi>k</mi>
              </msub>
            </mrow>
            <mi>,</mi>
            <mrow>
              <mi>k</mi>
              <mo stretchy="false">=</mo>
              <mn>2..m</mn>
            </mrow>
            <mo stretchy="false">}</mo>
          </mrow>
        </mtd>
      </mtr>
      <mtr>
        <mtd>
          <mrow>
            <msub>
              <mi>f</mi>
              <mn>1</mn>
            </msub>
            <mi mathvariant="italic">главный</mi>
            <mi mathvariant="italic">критерий</mi>
          </mrow>
        </mtd>
      </mtr>
    </mtable>
    <annotation encoding="StarMath 5.0">f_k(x) rightarrow  {max} csub{x из D'} newline f_k: D' rightarrow Re^n newline
D' = \{ x из D : f_k(x)  &gt;= t_k, k = 2..m\} newline
f_1 главный критерий</annotation>
  </semantics>
</math>
</file>